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481.9pt" table:align="margins"/>
    </style:style>
    <style:style style:name="Tabela1.A" style:family="table-column">
      <style:table-column-properties style:column-width="128.75pt" style:rel-column-width="2575*"/>
    </style:style>
    <style:style style:name="Tabela1.B" style:family="table-column">
      <style:table-column-properties style:column-width="77.4pt" style:rel-column-width="1548*"/>
    </style:style>
    <style:style style:name="Tabela1.C" style:family="table-column">
      <style:table-column-properties style:column-width="100pt" style:rel-column-width="2000*"/>
    </style:style>
    <style:style style:name="Tabela1.D" style:family="table-column">
      <style:table-column-properties style:column-width="175.75pt" style:rel-column-width="3515*"/>
    </style:style>
    <style:style style:name="Tabela1.A1" style:family="table-cell">
      <style:table-cell-properties fo:padding="2.75pt" fo:border-left="0.05pt solid #000000" fo:border-right="none" fo:border-top="0.05pt solid #000000" fo:border-bottom="0.05pt solid #000000"/>
    </style:style>
    <style:style style:name="Tabela1.D1" style:family="table-cell">
      <style:table-cell-properties fo:padding="2.75pt" fo:border="0.05pt solid #000000"/>
    </style:style>
    <style:style style:name="Tabela1.A2" style:family="table-cell">
      <style:table-cell-properties fo:padding="2.75pt" fo:border-left="0.05pt solid #000000" fo:border-right="none" fo:border-top="none" fo:border-bottom="0.05pt solid #000000"/>
    </style:style>
    <style:style style:name="Tabela1.D2" style:family="table-cell">
      <style:table-cell-properties fo:padding="2.75pt" fo:border-left="0.05pt solid #000000" fo:border-right="0.05pt solid #000000" fo:border-top="none" fo:border-bottom="0.05pt solid #000000"/>
    </style:style>
    <style:style style:name="Tabela2" style:family="table">
      <style:table-properties style:width="481.9pt" table:align="margins"/>
    </style:style>
    <style:style style:name="Tabela2.A" style:family="table-column">
      <style:table-column-properties style:column-width="163.75pt" style:rel-column-width="3275*"/>
    </style:style>
    <style:style style:name="Tabela2.B" style:family="table-column">
      <style:table-column-properties style:column-width="123.75pt" style:rel-column-width="2475*"/>
    </style:style>
    <style:style style:name="Tabela2.C" style:family="table-column">
      <style:table-column-properties style:column-width="194.4pt" style:rel-column-width="3888*"/>
    </style:style>
    <style:style style:name="Tabela2.A1" style:family="table-cell">
      <style:table-cell-properties fo:padding="2.75pt" fo:border-left="0.05pt solid #000000" fo:border-right="none" fo:border-top="0.05pt solid #000000" fo:border-bottom="0.05pt solid #000000"/>
    </style:style>
    <style:style style:name="Tabela2.C1" style:family="table-cell">
      <style:table-cell-properties fo:padding="2.75pt" fo:border="0.05pt solid #000000"/>
    </style:style>
    <style:style style:name="Tabela2.A2" style:family="table-cell">
      <style:table-cell-properties fo:padding="2.75pt" fo:border-left="0.05pt solid #000000" fo:border-right="none" fo:border-top="none" fo:border-bottom="0.05pt solid #000000"/>
    </style:style>
    <style:style style:name="Tabela2.C2" style:family="table-cell">
      <style:table-cell-properties fo:padding="2.75pt" fo:border-left="0.05pt solid #000000" fo:border-right="0.05pt solid #000000" fo:border-top="none" fo:border-bottom="0.05pt solid #000000"/>
    </style:style>
    <style:style style:name="P1" style:family="paragraph" style:parent-style-name="Table_20_Contents">
      <style:text-properties fo:font-size="10pt" fo:font-weight="bold" style:font-size-asian="10pt" style:font-weight-asian="bold" style:font-size-complex="10pt" style:font-weight-complex="bold"/>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Standard">
      <style:paragraph-properties style:text-autospace="none"/>
      <style:text-properties fo:color="#000000" style:font-name="Consolas" fo:font-size="9pt" style:font-name-asian="Consolas" style:font-size-asian="9pt" style:font-name-complex="Consolas" style:font-size-complex="9pt"/>
    </style:style>
    <style:style style:name="P4" style:family="paragraph" style:parent-style-name="Standard">
      <style:paragraph-properties style:text-autospace="none"/>
      <style:text-properties fo:font-size="7pt" style:font-size-asian="7pt" style:font-size-complex="7pt"/>
    </style:style>
    <style:style style:name="P5" style:family="paragraph" style:parent-style-name="Standard">
      <style:paragraph-properties style:text-autospace="none"/>
      <style:text-properties style:use-window-font-color="true" style:font-name="Consolas" fo:font-size="9pt" style:font-name-asian="Consolas" style:font-size-asian="9pt" style:font-name-complex="Consolas" style:font-size-complex="9pt"/>
    </style:style>
    <style:style style:name="P6" style:family="paragraph" style:parent-style-name="Standard">
      <style:paragraph-properties style:text-autospace="none"/>
      <style:text-properties fo:font-size="9pt" style:font-size-asian="9pt" style:font-size-complex="9pt"/>
    </style:style>
    <style:style style:name="P7" style:family="paragraph" style:parent-style-name="Default">
      <style:paragraph-properties fo:margin-left="0pt" fo:margin-right="0pt" fo:margin-top="0pt" fo:margin-bottom="0pt" fo:text-indent="0pt" style:auto-text-indent="false" style:text-autospace="none"/>
      <style:text-properties fo:color="#000000" style:font-name="Times New Roman1" fo:font-size="14pt" fo:font-weight="bold" style:font-name-asian="Times New Roman1" style:font-size-asian="14pt" style:font-weight-asian="bold" style:font-name-complex="Times New Roman1" style:font-size-complex="14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9pt" style:font-size-asian="9pt" style:font-size-complex="9pt"/>
    </style:style>
    <style:style style:name="P10" style:family="paragraph" style:parent-style-name="Table_20_Contents">
      <style:paragraph-properties style:text-autospace="none"/>
      <style:text-properties fo:font-size="9pt" style:font-size-asian="9pt" style:font-size-complex="9pt"/>
    </style:style>
    <style:style style:name="P11" style:family="paragraph" style:parent-style-name="Table_20_Contents">
      <style:text-properties fo:font-size="7pt" style:font-size-asian="7pt" style:font-size-complex="7pt"/>
    </style:style>
    <style:style style:name="P12" style:family="paragraph" style:parent-style-name="Table_20_Contents">
      <style:paragraph-properties style:text-autospace="none"/>
      <style:text-properties fo:font-size="7pt" style:font-size-asian="7pt" style:font-size-complex="7pt"/>
    </style:style>
    <style:style style:name="P13" style:family="paragraph" style:parent-style-name="Table_20_Contents" style:list-style-name="">
      <style:paragraph-properties style:text-autospace="none"/>
      <style:text-properties fo:font-size="7pt" style:font-size-asian="7pt" style:font-size-complex="7pt"/>
    </style:style>
    <style:style style:name="P14" style:family="paragraph" style:parent-style-name="Table_20_Contents">
      <style:paragraph-properties style:text-autospace="none"/>
      <style:text-properties fo:color="#000000" style:font-name="Consolas" fo:font-size="7pt" style:font-name-asian="Consolas" style:font-size-asian="7pt" style:font-name-complex="Consolas" style:font-size-complex="7pt"/>
    </style:style>
    <style:style style:name="P15" style:family="paragraph" style:parent-style-name="Table_20_Contents">
      <style:paragraph-properties style:text-autospace="none"/>
      <style:text-properties fo:color="#000000" style:font-name="Consolas" fo:font-size="9pt" style:font-name-asian="Consolas" style:font-size-asian="9pt" style:font-name-complex="Consolas" style:font-size-complex="9pt"/>
    </style:style>
    <style:style style:name="P16" style:family="paragraph" style:parent-style-name="Table_20_Contents">
      <style:paragraph-properties style:text-autospace="none"/>
      <style:text-properties style:use-window-font-color="true" style:font-name="Consolas" fo:font-size="9pt" style:font-name-asian="Consolas" style:font-size-asian="9pt" style:font-name-complex="Consolas" style:font-size-complex="9pt"/>
    </style:style>
    <style:style style:name="T1" style:family="text">
      <style:text-properties fo:color="#0000ff"/>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ff" style:font-name="Consolas" fo:font-size="10pt" style:font-name-asian="Consolas" style:font-size-asian="10pt" style:font-name-complex="Consolas" style:font-size-complex="10pt"/>
    </style:style>
    <style:style style:name="T4" style:family="text">
      <style:text-properties fo:color="#0000ff" style:font-name="Consolas" style:font-name-asian="Consolas" style:font-name-complex="Consolas"/>
    </style:style>
    <style:style style:name="T5" style:family="text">
      <style:text-properties fo:color="#0000ff" fo:font-size="9.5pt" style:font-size-asian="9.5pt" style:font-size-complex="9.5pt"/>
    </style:style>
    <style:style style:name="T6" style:family="text">
      <style:text-properties fo:color="#000000" style:font-name="Consolas" fo:font-size="9.5pt" style:font-name-asian="Consolas" style:font-size-asian="9.5pt" style:font-name-complex="Consolas" style:font-size-complex="9.5pt"/>
    </style:style>
    <style:style style:name="T7" style:family="text">
      <style:text-properties fo:color="#000000" style:font-name="Consolas" fo:font-size="10pt" style:font-name-asian="Consolas" style:font-size-asian="10pt" style:font-name-complex="Consolas" style:font-size-complex="10pt"/>
    </style:style>
    <style:style style:name="T8" style:family="text">
      <style:text-properties fo:color="#000000" style:font-name="Consolas" style:font-name-asian="Consolas" style:font-name-complex="Consolas"/>
    </style:style>
    <style:style style:name="T9" style:family="text">
      <style:text-properties fo:color="#000000" style:font-name="Consolas" fo:font-size="9.5pt" style:font-name-asian="Consolas" style:font-size-asian="9.5pt" style:font-name-complex="Consolas" style:font-size-complex="9.5pt"/>
    </style:style>
    <style:style style:name="T10" style:family="text">
      <style:text-properties fo:color="#000000" style:font-name="Consolas" style:font-name-asian="Consolas" style:font-name-complex="Consolas"/>
    </style:style>
    <style:style style:name="T11" style:family="text">
      <style:text-properties fo:color="#2b91af"/>
    </style:style>
    <style:style style:name="T12" style:family="text">
      <style:text-properties fo:color="#2b91af" style:font-name="Consolas" fo:font-size="9.5pt" style:font-name-asian="Consolas" style:font-size-asian="9.5pt" style:font-name-complex="Consolas" style:font-size-complex="9.5pt"/>
    </style:style>
    <style:style style:name="T13" style:family="text">
      <style:text-properties fo:color="#2b91af" style:font-name="Consolas" fo:font-size="10pt" style:font-name-asian="Consolas" style:font-size-asian="10pt" style:font-name-complex="Consolas" style:font-size-complex="10pt"/>
    </style:style>
    <style:style style:name="T14" style:family="text">
      <style:text-properties fo:color="#2b91af" style:font-name="Consolas" style:font-name-asian="Consolas" style:font-name-complex="Consolas"/>
    </style:style>
    <style:style style:name="T15" style:family="text">
      <style:text-properties fo:color="#2b91af" fo:font-size="9.5pt" style:font-size-asian="9.5pt" style:font-size-complex="9.5pt"/>
    </style:style>
    <style:style style:name="T16" style:family="text">
      <style:text-properties fo:color="#2b91af" style:font-name="Consolas" fo:font-size="9.5pt" style:font-name-asian="Consolas" style:font-size-asian="9.5pt" style:font-name-complex="Consolas" style:font-size-complex="9.5pt"/>
    </style:style>
    <style:style style:name="T17" style:family="text">
      <style:text-properties fo:color="#2b91af" style:font-name="Consolas" style:font-name-asian="Consolas" style:font-name-complex="Consolas"/>
    </style:style>
    <style:style style:name="T18" style:family="text">
      <style:text-properties fo:font-size="9.5pt" style:font-size-asian="9.5pt" style:font-size-complex="9.5pt"/>
    </style:style>
    <style:style style:name="T19" style:family="text">
      <style:text-properties fo:color="#008000" style:font-name="Consolas" fo:font-size="9.5pt" style:font-name-asian="Consolas" style:font-size-asian="9.5pt" style:font-name-complex="Consolas" style:font-size-complex="9.5pt"/>
    </style:style>
    <style:style style:name="T20" style:family="text">
      <style:text-properties fo:color="#008000" style:font-name="Consolas" style:font-name-asian="Consolas" style:font-name-complex="Consolas"/>
    </style:style>
    <style:style style:name="T21" style:family="text">
      <style:text-properties style:use-window-font-color="true"/>
    </style:style>
    <style:style style:name="T22" style:family="text">
      <style:text-properties style:use-window-font-color="true" fo:font-size="9.5pt" style:font-size-asian="9.5pt" style:font-size-complex="9.5pt"/>
    </style:style>
    <style:style style:name="T23" style:family="text">
      <style:text-properties fo:color="#808080" style:font-name="Consolas" fo:font-size="9.5pt" style:font-name-asian="Consolas" style:font-size-asian="9.5pt" style:font-name-complex="Consolas" style:font-size-complex="9.5pt"/>
    </style:style>
    <style:style style:name="T24" style:family="text">
      <style:text-properties fo:color="#808080" style:font-name="Consolas" style:font-name-asian="Consolas" style:font-name-complex="Consolas"/>
    </style:style>
    <style:style style:name="T25" style:family="text">
      <style:text-properties fo:color="#808080" style:font-name="Consolas" fo:font-size="9.5pt" style:font-name-asian="Consolas" style:font-size-asian="9.5pt" style:font-name-complex="Consolas" style:font-size-complex="9.5pt"/>
    </style:style>
    <style:style style:name="T26" style:family="text">
      <style:text-properties fo:color="#808080" style:font-name="Consolas" style:font-name-asian="Consolas" style:font-name-complex="Consola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pis metod realizujących zmianę stanu systemu:</text:p>
      <text:p text:style-name="P2"/>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1">Klasa/funkcja/typ zwracany/ argumenty:</text:p>
          </table:table-cell>
          <table:table-cell table:style-name="Tabela1.A1" office:value-type="string">
            <text:p text:style-name="P1">Zdarzenie zmieniające stan systemu</text:p>
          </table:table-cell>
          <table:table-cell table:style-name="Tabela1.A1" office:value-type="string">
            <text:p text:style-name="P1">Zmiana wartości zmiennych</text:p>
          </table:table-cell>
          <table:table-cell table:style-name="Tabela1.D1" office:value-type="string">
            <text:p text:style-name="P1">Opis funkcji:</text:p>
          </table:table-cell>
        </table:table-row>
        <table:table-row>
          <table:table-cell table:style-name="Tabela1.A2" office:value-type="string">
            <text:p text:style-name="P12"><text:span text:style-name="T4">Void </text:span><text:span text:style-name="T14">Kanal</text:span><text:span text:style-name="T8">::</text:span><text:span text:style-name="T8"> zajecieKanalu(</text:span><text:span text:style-name="T14">Statek</text:span><text:span text:style-name="T8"> *pierwszy)</text:span></text:p>
          </table:table-cell>
          <table:table-cell table:style-name="Tabela1.A2" office:value-type="string">
            <text:p text:style-name="P15">Statek zajmuje kanał</text:p>
          </table:table-cell>
          <table:table-cell table:style-name="Tabela1.A2" office:value-type="string">
            <text:p text:style-name="P16">Klasa Kanal:</text:p>
            <text:p text:style-name="P15"><text:span text:style-name="T11">Statek</text:span> *pierwszy;</text:p>
            <text:p text:style-name="P15"><text:span text:style-name="T1">bool</text:span> zajetosc;</text:p>
          </table:table-cell>
          <table:table-cell table:style-name="Tabela1.D2" office:value-type="string">
            <text:p text:style-name="P9">Statek zajmuje kanał. Metoda zapamiętuje jaki statek zajął go przy pomocy wskaźnika na statek który jest elementem klasy Kanal. Podobnie gdy kanał jest zajęty zmienna boolowska „zajetosc” zmienia swoja wartość na „True”.</text:p>
            <text:p text:style-name="P9">Funkcja w programie jest wywoływana po spełnieniu warunków: kanał powinien być wolny i spełniający wymagania statku co do zanurzenia, a narzędzia w porcie dostępne. </text:p>
          </table:table-cell>
        </table:table-row>
        <table:table-row>
          <table:table-cell table:style-name="Tabela1.A2" office:value-type="string">
            <text:p text:style-name="P14"><text:span text:style-name="T1">void</text:span> <text:span text:style-name="T11">Kanal</text:span>::zwolnienieKanalu();</text:p>
          </table:table-cell>
          <table:table-cell table:style-name="Tabela1.A2" office:value-type="string">
            <text:p text:style-name="P15">Statek zwalnia kanał</text:p>
          </table:table-cell>
          <table:table-cell table:style-name="Tabela1.A2" office:value-type="string">
            <text:p text:style-name="P16">Klasa Kanal:</text:p>
            <text:p text:style-name="P15"><text:span text:style-name="T11">Statek</text:span> *pierwszy;</text:p>
            <text:p text:style-name="P15"><text:span text:style-name="T1">bool</text:span> zajetosc;</text:p>
          </table:table-cell>
          <table:table-cell table:style-name="Tabela1.D2" office:value-type="string">
            <text:p text:style-name="P9">Statek zwalnia kanał. Metoda usuwa informacje o przebywającym statku w klasie Kanal. Zmienna „zajetosc” zmienia swoją wartość na „NULL”. Wywoływana jest gdy statek zajmuje miejsce w porcie.</text:p>
          </table:table-cell>
        </table:table-row>
        <table:table-row>
          <table:table-cell table:style-name="Tabela1.A2" office:value-type="string">
            <text:p text:style-name="P12"><text:span text:style-name="T4">void</text:span><text:span text:style-name="T8"> </text:span><text:span text:style-name="T14">Kolejka</text:span><text:span text:style-name="T8">::</text:span><text:span text:style-name="T8">statekZajmujeMiejsce(</text:span><text:span text:style-name="T14">Statek</text:span><text:span text:style-name="T8"> *StatekWplywajacy); </text:span></text:p>
          </table:table-cell>
          <table:table-cell table:style-name="Tabela1.A2" office:value-type="string">
            <text:p text:style-name="P15">Statek zajmuje kolejkę</text:p>
          </table:table-cell>
          <table:table-cell table:style-name="Tabela1.A2" office:value-type="string">
            <text:p text:style-name="P10"><text:span text:style-name="T8">Klasa Kolejka:</text:span><text:span text:style-name="T14"><text:line-break/>Statek</text:span><text:span text:style-name="T8"> *pierwszy;<text:line-break/>Klasa Statek:</text:span></text:p>
            <text:p text:style-name="P10"><text:span text:style-name="T14">Statek</text:span><text:span text:style-name="T8"> *nastepny;</text:span></text:p>
            <text:p text:style-name="P6"><text:span text:style-name="T14">Statek </text:span><text:span text:style-name="T8">*poprzedni;<text:line-break/></text:span></text:p>
          </table:table-cell>
          <table:table-cell table:style-name="Tabela1.D2" office:value-type="string">
            <text:p text:style-name="P9">Metoda obsługuje dwa przypadki: Gdy statek napotyka na brak możliwości wpłynięcia do kanału w stronę portu lub w powrotnym kierunku w stronę morza. <text:line-break/>Dodaje ona na koniec kolejki kolejny zajmujący ją statek przy pomocy wskaźnika wskazującego na niego. Kolejka jest dwukierunkowa. Wstawiając nowy element pokazuje on na poprzedni i następny. Jeżeli na liście jest jeden element wskazuje on na samego siebie.</text:p>
          </table:table-cell>
        </table:table-row>
        <table:table-row>
          <table:table-cell table:style-name="Tabela1.A2" office:value-type="string">
            <text:p text:style-name="P12"><text:span text:style-name="T4">void</text:span><text:span text:style-name="T8"> </text:span><text:span text:style-name="T14">Kolejka</text:span><text:span text:style-name="T8">::</text:span><text:span text:style-name="T8">statekZwalniaMiejsce(</text:span><text:span text:style-name="T14">Statek</text:span><text:span text:style-name="T8"> *StatekZwalniajacy);</text:span></text:p>
          </table:table-cell>
          <table:table-cell table:style-name="Tabela1.A2" office:value-type="string">
            <text:p text:style-name="P10">Statek usuwa element w kolejce</text:p>
          </table:table-cell>
          <table:table-cell table:style-name="Tabela1.A2" office:value-type="string">
            <text:p text:style-name="P15">Klasa Kolejka:</text:p>
            <text:p text:style-name="P10"><text:span text:style-name="T14">Statek</text:span><text:span text:style-name="T8"> *pierwszy;<text:line-break/></text:span><text:span text:style-name="T14">Statek</text:span><text:span text:style-name="T8"> *nastepny;<text:line-break/>Klasa Statek:</text:span></text:p>
            <text:p text:style-name="P3"><text:span text:style-name="T11">Statek </text:span>*poprzedni;<text:line-break/></text:p>
          </table:table-cell>
          <table:table-cell table:style-name="Tabela1.D2" office:value-type="string">
            <text:p text:style-name="P9">Metoda po wybraniu pierwszego statku który może wpłynąć do kanału, usuwa go w kolejki. </text:p>
          </table:table-cell>
        </table:table-row>
        <table:table-row>
          <table:table-cell table:style-name="Tabela1.A2" office:value-type="string">
            <text:p text:style-name="P12"><text:span text:style-name="T4">void</text:span><text:span text:style-name="T8"> </text:span><text:span text:style-name="T14">Port</text:span><text:span text:style-name="T8">::</text:span><text:span text:style-name="T8">zwolnienieNarzedzi(</text:span><text:span text:style-name="T14">Statek</text:span><text:span text:style-name="T8"> *wybrany);</text:span></text:p>
          </table:table-cell>
          <table:table-cell table:style-name="Tabela1.A2" office:value-type="string">
            <text:p text:style-name="P15">Statek zwalnia narzędzia</text:p>
          </table:table-cell>
          <table:table-cell table:style-name="Tabela1.A2" office:value-type="string">
            <text:p text:style-name="P5">Klasa Port:</text:p>
            <text:p text:style-name="P3"><text:span text:style-name="T1">int </text:span>miejsceJachty;</text:p>
            <text:p text:style-name="P6"><text:span text:style-name="T4">int</text:span><text:span text:style-name="T8"> dzwigi;</text:span></text:p>
            <text:p text:style-name="P6"><text:span text:style-name="T4">int</text:span><text:span text:style-name="T8"> tasmociagi;</text:span><text:span text:style-name="T20"> </text:span></text:p>
            <text:p text:style-name="P6"><text:span text:style-name="T4">int</text:span><text:span text:style-name="T8"> rampy;</text:span></text:p>
            <text:p text:style-name="P6"><text:span text:style-name="T4">int </text:span><text:span text:style-name="T8">prowadnice;</text:span></text:p>
          </table:table-cell>
          <table:table-cell table:style-name="Tabela1.D2" office:value-type="string">
            <text:p text:style-name="P9">Metoda zostanie uruchomiona gdy statek będzie wpływał w tor w drodze powrotnej. Odda ona wszystkie wykorzystywane narzędzie Portowi. Staną się one znowu dostępne dla kolejnych staków.</text:p>
          </table:table-cell>
        </table:table-row>
        <table:table-row>
          <table:table-cell table:style-name="Tabela1.A2" office:value-type="string">
            <text:p text:style-name="P12"><text:span text:style-name="T4">Void </text:span><text:span text:style-name="T14">Port</text:span><text:span text:style-name="T8">::</text:span><text:span text:style-name="T8">zajecieNarzedzi(</text:span><text:span text:style-name="T14">Statek</text:span><text:span text:style-name="T8"> *wybrany);</text:span></text:p>
          </table:table-cell>
          <table:table-cell table:style-name="Tabela1.A2" office:value-type="string">
            <text:p text:style-name="P15">Statek zajmuje narzędzia</text:p>
          </table:table-cell>
          <table:table-cell table:style-name="Tabela1.A2" office:value-type="string">
            <text:p text:style-name="P3"><text:span text:style-name="T21">Klasa Port:</text:span><text:span text:style-name="T1"><text:line-break/>int </text:span>miejsceJachty;</text:p>
            <text:p text:style-name="P6"><text:span text:style-name="T4">int</text:span><text:span text:style-name="T8"> dzwigi;</text:span></text:p>
            <text:p text:style-name="P6"><text:span text:style-name="T4">int</text:span><text:span text:style-name="T8"> tasmociagi;</text:span><text:span text:style-name="T20"> </text:span></text:p>
            <text:p text:style-name="P6"><text:span text:style-name="T4">int</text:span><text:span text:style-name="T8"> rampy;</text:span></text:p>
            <text:p text:style-name="P6"><text:span text:style-name="T4">int </text:span><text:span text:style-name="T8">prowadnice;</text:span></text:p>
          </table:table-cell>
          <table:table-cell table:style-name="Tabela1.D2" office:value-type="string">
            <text:p text:style-name="P9">Metoda zajmuje narzędzia gdy statek wpływa do kanału. Modyfikuje dostępne narzędzia które zaimplementowane są w klasie Port w zależności od tego ile statek ich potrzebuje pod warunkiem, że wcześniej dostał na to przyzwolenie </text:p>
          </table:table-cell>
        </table:table-row>
      </table:table>
      <text:p text:style-name="Standard"/>
      <text:p text:style-name="Standard"/>
      <text:p text:style-name="Standard"/>
      <text:p text:style-name="Standard"/>
      <text:p text:style-name="Standard"/>
      <text:p text:style-name="Standard"/>
      <text:p text:style-name="Standard"/>
      <text:p text:style-name="P7">Opis metod które doprowadzą do metod realizujących zmianę stanu systemu:</text:p>
      <text:p text:style-name="Standard"/>
      <table:table table:name="Tabela2" table:style-name="Tabela2">
        <table:table-column table:style-name="Tabela2.A"/>
        <table:table-column table:style-name="Tabela2.B"/>
        <table:table-column table:style-name="Tabela2.C"/>
        <table:table-row>
          <table:table-cell table:style-name="Tabela2.A1" office:value-type="string">
            <text:p text:style-name="P1">Klasa/funkcja/typ zwracany/ argumenty:</text:p>
          </table:table-cell>
          <table:table-cell table:style-name="Tabela2.A1" office:value-type="string">
            <text:p text:style-name="P1">Zadecydowanie o uruchomieniu metody <text:soft-page-break/>zmieniającej stan systemu</text:p>
          </table:table-cell>
          <table:table-cell table:style-name="Tabela2.C1" office:value-type="string">
            <text:p text:style-name="P1">Opis funkcji:</text:p>
          </table:table-cell>
        </table:table-row>
        <table:table-row>
          <table:table-cell table:style-name="Tabela2.A2" office:value-type="string">
            <text:p text:style-name="P12"><text:span text:style-name="T4">bool</text:span><text:span text:style-name="T8"> </text:span><text:span text:style-name="T14">Statek</text:span><text:span text:style-name="T8">::czyMozeWplynac(</text:span><text:span text:style-name="T14">Kanal</text:span><text:span text:style-name="T8"> &amp;</text:span><text:span text:style-name="T24">pierwszy</text:span><text:span text:style-name="T8">, </text:span><text:span text:style-name="T14">Kanal</text:span><text:span text:style-name="T8"> &amp;</text:span><text:span text:style-name="T24">drugi</text:span><text:span text:style-name="T8">, </text:span><text:span text:style-name="T14">Kanal</text:span><text:span text:style-name="T8"> &amp;</text:span><text:span text:style-name="T24">trzeci</text:span><text:span text:style-name="T8">, </text:span><text:span text:style-name="T14">Kanal</text:span><text:span text:style-name="T8"> &amp;</text:span><text:span text:style-name="T24">czwarty</text:span><text:span text:style-name="T8">)</text:span></text:p>
          </table:table-cell>
          <table:table-cell table:style-name="Tabela2.A2" office:value-type="string">
            <text:p text:style-name="P3">W stronę portu</text:p>
            <text:p text:style-name="P3">zajecieKanalu();</text:p>
            <text:p text:style-name="P3">zajecieNarzedzi();<text:line-break/>W stronę morza:</text:p>
            <text:p text:style-name="P3">zajecieKanalu();</text:p>
            <text:p text:style-name="P3">zwolnienieNarzedzi();</text:p>
          </table:table-cell>
          <table:table-cell table:style-name="Tabela2.C2" office:value-type="string">
            <text:p text:style-name="P8">Funkcja sprawdza czy statek może wypłynąć do jakiegokolwiek kanału, sprawdzając czy tor jest zajęty oraz czy spełnia wymagania dotyczące konkretnego statku.</text:p>
          </table:table-cell>
        </table:table-row>
        <table:table-row>
          <table:table-cell table:style-name="Tabela2.A2" office:value-type="string">
            <text:p text:style-name="P4"><text:span text:style-name="T14">Kanal</text:span><text:span text:style-name="T8"> </text:span><text:span text:style-name="T14">Statek</text:span><text:span text:style-name="T8">::wyborKanalu(</text:span><text:span text:style-name="T14">Kanal</text:span><text:span text:style-name="T8"> &amp;</text:span><text:span text:style-name="T24">pierwszy</text:span><text:span text:style-name="T8">, </text:span><text:span text:style-name="T14">Kanal</text:span><text:span text:style-name="T8"> &amp;</text:span><text:span text:style-name="T24">drugi</text:span><text:span text:style-name="T8">, </text:span><text:span text:style-name="T14">Kanal</text:span><text:span text:style-name="T8"> &amp;</text:span><text:span text:style-name="T24">trzeci</text:span><text:span text:style-name="T8">, </text:span><text:span text:style-name="T14">Kanal</text:span><text:span text:style-name="T8"> &amp;</text:span><text:span text:style-name="T24">czwarty</text:span><text:span text:style-name="T8">)</text:span></text:p>
            <text:p text:style-name="P11"/>
          </table:table-cell>
          <table:table-cell table:style-name="Tabela2.A2" office:value-type="string">
            <text:p text:style-name="P3">zajecieKanalu();</text:p>
          </table:table-cell>
          <table:table-cell table:style-name="Tabela2.C2" office:value-type="string">
            <text:p text:style-name="P8">Wybiera i zwraca najlepszy kanał spośród tych dostępnych. Jest uruchomiona po sprawdzeniu czy statek może wpłynąć do jakiegokolwiek kanału.</text:p>
          </table:table-cell>
        </table:table-row>
        <table:table-row>
          <table:table-cell table:style-name="Tabela2.A2" office:value-type="string">
            <text:p text:style-name="P4"><text:span text:style-name="T4">bool</text:span><text:span text:style-name="T8"> </text:span><text:span text:style-name="T14">Port</text:span><text:span text:style-name="T8">::czyMogeWplynac(</text:span><text:span text:style-name="T14">Statek</text:span><text:span text:style-name="T8"> *</text:span><text:span text:style-name="T24">wybrany</text:span><text:span text:style-name="T8">)</text:span></text:p>
          </table:table-cell>
          <table:table-cell table:style-name="Tabela2.A2" office:value-type="string">
            <text:p text:style-name="P3">W stronę portu</text:p>
            <text:p text:style-name="P3">zajecieKanalu();</text:p>
            <text:p text:style-name="P3">zajecieNarzedzi();<text:line-break/>W stronę morza:</text:p>
            <text:p text:style-name="P3">zajecieKanalu();</text:p>
            <text:p text:style-name="P3">zwolnienieNarzedzi();</text:p>
          </table:table-cell>
          <table:table-cell table:style-name="Tabela2.C2" office:value-type="string">
            <text:p text:style-name="P8">Metoda określa czy port posiada dostępne narzędzia do obsłużenia konkretnego statku.</text:p>
          </table:table-cell>
        </table:table-row>
        <table:table-row>
          <table:table-cell table:style-name="Tabela2.A2" office:value-type="string">
            <text:p text:style-name="P13"><text:span text:style-name="T14">Statek</text:span><text:span text:style-name="T8">* </text:span><text:span text:style-name="T14">Kolejka</text:span><text:span text:style-name="T8">::wyborStatkuDoZwolnienia(</text:span><text:span text:style-name="T14">Kanal</text:span><text:span text:style-name="T8"> &amp;</text:span><text:span text:style-name="T24">pierwszyK</text:span><text:span text:style-name="T8">, </text:span><text:span text:style-name="T14">Kanal</text:span><text:span text:style-name="T8"> &amp;</text:span><text:span text:style-name="T24">drugiK</text:span><text:span text:style-name="T8">, </text:span><text:span text:style-name="T14">Kanal</text:span><text:span text:style-name="T8"> &amp;</text:span><text:span text:style-name="T24">trzeciK</text:span><text:span text:style-name="T8">, </text:span><text:span text:style-name="T14">Kanal</text:span><text:span text:style-name="T8"> &amp;</text:span><text:span text:style-name="T24">czwartyK</text:span><text:span text:style-name="T8">, </text:span><text:span text:style-name="T14">Port</text:span><text:span text:style-name="T8"> &amp;</text:span><text:span text:style-name="T24">MojPort</text:span><text:span text:style-name="T8">)</text:span></text:p>
          </table:table-cell>
          <table:table-cell table:style-name="Tabela2.A2" office:value-type="string">
            <text:p text:style-name="P9">ZwolnienieKanalu();</text:p>
          </table:table-cell>
          <table:table-cell table:style-name="Tabela2.C2" office:value-type="string">
            <text:p text:style-name="P8">Metoda zajmuje się wyborem statku który należy zwolnić ze stworzonej kolejki i pozwolić mu na wpłynięcie do kanału. Sprawdza ona kolejne statki w niej umieszczonej i określa czy któryś z nich może kontynuować rejs jeżeli pierwszy nie ma pozwolenia na wejście do kanału. Warunkiem są wolne narzędzia, port oraz kanał.</text:p>
          </table:table-cell>
        </table:table-row>
      </table:table>
      <text:p text:style-name="Standard"/>
      <text:p text:style-name="Standard"/>
      <text:p text:style-name="Standard">Zmiana stanu systemu jest powodowana przez:</text:p>
      <text:p text:style-name="Standard"><text:bookmark text:name="js_4g"/>Wprowadzenie statku do kolejki w stronę portu,</text:p>
      <text:p text:style-name="Standard">Wprowadzenie statku z kolejki do toru</text:p>
      <text:p text:style-name="Standard">Wprowadzenie statku z portu do kolejki w stronę morza</text:p>
      <text:p text:style-name="Standard">Wprowadzenie statku z kolejki w stronę morza do kanału </text:p>
      <text:p text:style-name="Standard">Usunięcie z toru po obsłudze</text:p>
      <text:p text:style-name="Standard">Zmiana informacji o dostępnych zasobac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pt" svg:y="0pt"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m mm</meta:initial-creator>
    <meta:creation-date>2015-04-28T22:11:56.99</meta:creation-date>
    <dc:date>2015-04-29T19:54:05.16</dc:date>
    <dc:creator>mm mm</dc:creator>
    <meta:editing-duration>PT12H43M55S</meta:editing-duration>
    <meta:editing-cycles>8</meta:editing-cycles>
    <meta:generator>OpenOffice/4.1.1$Win32 OpenOffice.org_project/411m6$Build-9775</meta:generator>
    <meta:document-statistic meta:table-count="2" meta:image-count="0" meta:object-count="0" meta:page-count="2" meta:paragraph-count="78" meta:word-count="553" meta:character-count="4229"/>
  </office:meta>
</office:document-meta>
</file>